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3" style:family="paragraph" style:parent-style-name="Standard">
      <style:paragraph-properties fo:text-align="center" style:justify-single-word="false"/>
      <style:text-properties style:font-name="FreeMono" fo:font-size="12pt" officeooo:rsid="001d9e7d" officeooo:paragraph-rsid="001d9e7d" style:font-size-asian="10.5pt" style:font-size-complex="12pt"/>
    </style:style>
    <style:style style:name="P4" style:family="paragraph" style:parent-style-name="Standard">
      <style:paragraph-properties fo:text-align="center" style:justify-single-word="false"/>
      <style:text-properties style:font-name="FreeMono" fo:font-size="12pt" officeooo:rsid="001d9e7d" officeooo:paragraph-rsid="002a38a2" style:font-size-asian="10.5pt" style:font-size-complex="12pt"/>
    </style:style>
    <style:style style:name="P5" style:family="paragraph" style:parent-style-name="Standard">
      <style:paragraph-properties fo:text-align="start" style:justify-single-word="false"/>
      <style:text-properties style:font-name="FreeMono" fo:font-size="12pt" officeooo:rsid="002a38a2" officeooo:paragraph-rsid="002a38a2" style:font-size-asian="10.5pt" style:font-size-complex="12pt"/>
    </style:style>
    <style:style style:name="P6" style:family="paragraph" style:parent-style-name="Standard">
      <style:paragraph-properties fo:text-align="center" style:justify-single-word="false"/>
      <style:text-properties style:font-name="FreeMono" fo:font-size="12pt" officeooo:rsid="00254b77" officeooo:paragraph-rsid="00254b77" style:font-size-asian="10.5pt" style:font-size-complex="12pt"/>
    </style:style>
    <style:style style:name="P7" style:family="paragraph" style:parent-style-name="Standard">
      <style:paragraph-properties fo:text-align="center" style:justify-single-word="false"/>
      <style:text-properties style:font-name="FreeMono" fo:font-size="12pt" officeooo:rsid="00254b77" officeooo:paragraph-rsid="0035afdd" style:font-size-asian="10.5pt" style:font-size-complex="12pt"/>
    </style:style>
    <style:style style:name="P8" style:family="paragraph" style:parent-style-name="Standard">
      <style:paragraph-properties fo:text-align="start" style:justify-single-word="false"/>
      <style:text-properties style:font-name="FreeMono" fo:font-size="12pt" officeooo:rsid="00254b77" officeooo:paragraph-rsid="00254b77" style:font-size-asian="10.5pt" style:font-size-complex="12pt"/>
    </style:style>
    <style:style style:name="P9" style:family="paragraph" style:parent-style-name="Standard">
      <style:paragraph-properties fo:text-align="start" style:justify-single-word="false"/>
      <style:text-properties style:font-name="FreeMono" fo:font-size="12pt" officeooo:rsid="002b9d41" officeooo:paragraph-rsid="002b9d41" style:font-size-asian="10.5pt" style:font-size-complex="12pt"/>
    </style:style>
    <style:style style:name="P10" style:family="paragraph" style:parent-style-name="Standard">
      <style:paragraph-properties fo:text-align="start" style:justify-single-word="false"/>
      <style:text-properties style:font-name="FreeMono" fo:font-size="12pt" officeooo:rsid="002b9d41" officeooo:paragraph-rsid="00473613" style:font-size-asian="10.5pt" style:font-size-complex="12pt"/>
    </style:style>
    <style:style style:name="P11" style:family="paragraph" style:parent-style-name="Standard">
      <style:paragraph-properties fo:text-align="start" style:justify-single-word="false"/>
      <style:text-properties style:font-name="FreeMono" fo:font-size="12pt" officeooo:rsid="0035afdd" officeooo:paragraph-rsid="0035afdd" style:font-size-asian="10.5pt" style:font-size-complex="12pt"/>
    </style:style>
    <style:style style:name="P12" style:family="paragraph" style:parent-style-name="Standard">
      <style:paragraph-properties fo:text-align="start" style:justify-single-word="false"/>
      <style:text-properties style:font-name="FreeMono" fo:font-size="12pt" officeooo:rsid="003ee98c" officeooo:paragraph-rsid="003ee98c" style:font-size-asian="10.5pt" style:font-size-complex="12pt"/>
    </style:style>
    <style:style style:name="P13" style:family="paragraph" style:parent-style-name="Standard">
      <style:paragraph-properties fo:text-align="start" style:justify-single-word="false"/>
      <style:text-properties style:font-name="FreeMono" fo:font-size="12pt" officeooo:rsid="00473613" officeooo:paragraph-rsid="00473613" style:font-size-asian="10.5pt" style:font-size-complex="12pt"/>
    </style:style>
    <style:style style:name="P14"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15" style:family="paragraph" style:parent-style-name="Standard">
      <style:paragraph-properties fo:text-align="center" style:justify-single-word="false"/>
      <style:text-properties style:font-name="FreeMono" fo:font-size="12pt" fo:font-weight="bold" officeooo:rsid="0035afdd" officeooo:paragraph-rsid="0035afd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FreeMono" fo:font-size="12pt" fo:font-style="normal" officeooo:rsid="0035afdd" officeooo:paragraph-rsid="0035afdd" style:font-size-asian="10.5pt" style:font-style-asian="normal" style:font-size-complex="12pt" style:font-style-complex="normal"/>
    </style:style>
    <style:style style:name="P17" style:family="paragraph" style:parent-style-name="Standard">
      <style:paragraph-properties fo:text-align="center" style:justify-single-word="false"/>
      <style:text-properties style:font-name="FreeMono" fo:font-size="18pt" style:font-size-asian="18pt" style:font-size-complex="18pt"/>
    </style:style>
    <style:style style:name="P18" style:family="paragraph" style:parent-style-name="Standard">
      <style:paragraph-properties fo:text-align="center" style:justify-single-word="false"/>
      <style:text-properties style:font-name="FreeMono" fo:font-size="72pt" fo:font-weight="normal" officeooo:rsid="001d9e7d" officeooo:paragraph-rsid="001d9e7d" style:font-size-asian="72pt" style:font-weight-asian="normal" style:font-size-complex="72pt" style:font-weight-complex="normal"/>
    </style:style>
    <style:style style:name="P19" style:family="paragraph" style:parent-style-name="Standard">
      <style:paragraph-properties fo:text-align="center" style:justify-single-word="false"/>
      <style:text-properties style:font-name="FreeMono" fo:font-size="10pt" officeooo:rsid="0026b1c7" officeooo:paragraph-rsid="002a38a2" style:font-size-asian="8.75pt" style:font-size-complex="10pt"/>
    </style:style>
    <style:style style:name="P20" style:family="paragraph" style:parent-style-name="Standard">
      <style:paragraph-properties fo:text-align="center" style:justify-single-word="false"/>
      <style:text-properties style:font-name="FreeMono" fo:font-size="10pt" officeooo:rsid="0026b1c7" officeooo:paragraph-rsid="0026b1c7" style:font-size-asian="8.75pt" style:font-size-complex="10pt"/>
    </style:style>
    <style:style style:name="P21" style:family="paragraph" style:parent-style-name="Standard">
      <style:paragraph-properties fo:text-align="center" style:justify-single-word="false"/>
      <style:text-properties style:font-name="FreeMono" fo:font-size="10pt" officeooo:rsid="0026b1c7" officeooo:paragraph-rsid="0035afdd" style:font-size-asian="8.75pt" style:font-size-complex="10pt"/>
    </style:style>
    <style:style style:name="P22" style:family="paragraph" style:parent-style-name="Standard">
      <style:paragraph-properties fo:text-align="start" style:justify-single-word="false" fo:break-before="page"/>
      <style:text-properties style:font-name="FreeMono" fo:font-size="12pt" officeooo:rsid="004c167f" officeooo:paragraph-rsid="004c167f" style:font-size-asian="10.5pt" style:font-size-complex="12pt"/>
    </style:style>
    <style:style style:name="P23" style:family="paragraph" style:parent-style-name="Standard">
      <style:paragraph-properties fo:text-align="center" style:justify-single-word="false" fo:break-before="page"/>
      <style:text-properties style:font-name="FreeMono" fo:font-size="16pt" fo:font-weight="bold" officeooo:rsid="002a38a2" officeooo:paragraph-rsid="002a38a2" style:font-size-asian="16pt" style:font-weight-asian="bold" style:font-size-complex="16pt" style:font-weight-complex="bold"/>
    </style:style>
    <style:style style:name="P24" style:family="paragraph" style:parent-style-name="Standard">
      <style:paragraph-properties fo:text-align="center" style:justify-single-word="false" fo:break-before="page"/>
      <style:text-properties style:font-name="FreeMono" fo:font-size="16pt" fo:font-weight="bold" officeooo:rsid="001d9e7d" officeooo:paragraph-rsid="001d9e7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FreeMono" fo:font-size="16pt" fo:font-weight="bold" officeooo:rsid="00254b77" officeooo:paragraph-rsid="00254b77" style:font-size-asian="16pt" style:font-weight-asian="bold" style:font-size-complex="16pt" style:font-weight-complex="bold"/>
    </style:style>
    <style:style style:name="P26" style:family="paragraph" style:parent-style-name="Standard">
      <style:paragraph-properties fo:text-align="center" style:justify-single-word="false" fo:break-before="page"/>
      <style:text-properties style:font-name="FreeMono" fo:font-size="16pt" fo:font-weight="bold" officeooo:rsid="0035afdd" officeooo:paragraph-rsid="0035afdd" style:font-size-asian="16pt" style:font-weight-asian="bold" style:font-size-complex="16pt" style:font-weight-complex="bold"/>
    </style:style>
    <style:style style:name="P27" style:family="paragraph" style:parent-style-name="Standard">
      <style:paragraph-properties fo:text-align="start" style:justify-single-word="false" fo:padding="0.0201in" fo:border="0.26pt solid #000000" style:shadow="none"/>
      <style:text-properties style:font-name="FreeMono" fo:font-size="12pt" fo:font-style="italic" officeooo:rsid="0035afdd" officeooo:paragraph-rsid="0035afdd" style:font-size-asian="10.5pt" style:font-style-asian="italic" style:font-size-complex="12pt" style:font-style-complex="italic"/>
    </style:style>
    <style:style style:name="P28"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d9e7d" style:font-size-asian="10.5pt" style:font-size-complex="12pt"/>
    </style:style>
    <style:style style:name="P29"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f3743" style:font-size-asian="10.5pt" style:font-size-complex="12pt"/>
    </style:style>
    <style:style style:name="P30"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08fd0" style:font-size-asian="10.5pt" style:font-size-complex="12pt"/>
    </style:style>
    <style:style style:name="P31"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26784" style:font-size-asian="10.5pt" style:font-size-complex="12pt"/>
    </style:style>
    <style:style style:name="P32"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209c77" style:font-size-asian="10.5pt" style:font-size-complex="12pt"/>
    </style:style>
    <style:style style:name="P33"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244fc5" style:font-size-asian="10.5pt" style:font-size-complex="12pt"/>
    </style:style>
    <style:style style:name="P34"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248f5d" style:font-size-asian="10.5pt" style:font-size-complex="12pt"/>
    </style:style>
    <style:style style:name="P35"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226784" style:font-size-asian="10.5pt" style:font-size-complex="12pt"/>
    </style:style>
    <style:style style:name="P36"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37"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504e74" style:font-size-asian="10.5pt" style:font-size-complex="12pt"/>
    </style:style>
    <style:style style:name="P38"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504e74" style:font-size-asian="10.5pt" style:font-size-complex="12pt"/>
    </style:style>
    <style:style style:name="P39" style:family="paragraph" style:parent-style-name="Standard">
      <style:paragraph-properties fo:text-align="start" style:justify-single-word="false" fo:padding="0.0201in" fo:border="0.26pt solid #000000" style:shadow="none"/>
      <style:text-properties style:font-name="FreeMono" fo:font-size="12pt" officeooo:rsid="00504e74" officeooo:paragraph-rsid="00504e74" style:font-size-asian="10.5pt" style:font-size-complex="12pt"/>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style:font-name="FreeMono"/>
    </style:style>
    <style:style style:name="T16" style:family="text">
      <style:text-properties style:font-name="FreeMono" officeooo:rsid="00283282"/>
    </style:style>
    <style:style style:name="T17" style:family="text">
      <style:text-properties officeooo:rsid="003dad3a"/>
    </style:style>
    <style:style style:name="T18" style:family="text">
      <style:text-properties officeooo:rsid="003fe74b"/>
    </style:style>
    <style:style style:name="T19" style:family="text">
      <style:text-properties officeooo:rsid="00410237"/>
    </style:style>
    <style:style style:name="T20" style:family="text">
      <style:text-properties officeooo:rsid="00473613"/>
    </style:style>
    <style:style style:name="T21" style:family="text">
      <style:text-properties fo:font-style="italic" officeooo:rsid="002a38a2" style:font-style-asian="italic" style:font-style-complex="italic"/>
    </style:style>
    <style:style style:name="T22" style:family="text">
      <style:text-properties fo:font-style="italic" fo:font-weight="normal" officeooo:rsid="002a38a2" style:font-style-asian="italic" style:font-weight-asian="normal" style:font-style-complex="italic" style:font-weight-complex="normal"/>
    </style:style>
    <style:style style:name="T23" style:family="text">
      <style:text-properties officeooo:rsid="004ede35"/>
    </style:style>
    <style:style style:name="T24" style:family="text">
      <style:text-properties officeooo:rsid="00504e74"/>
    </style:style>
    <style:style style:name="T25" style:family="text">
      <style:text-properties officeooo:rsid="00510f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9">[</text:span>DINST<text:span text:style-name="T9">]</text:span></text:p>
      <text:p text:style-name="P3"><text:span text:style-name="T1">Dumb</text:span> Digitrax Instruction Set</text:p>
      <text:p text:style-name="P3"/>
      <text:p text:style-name="P2"/>
      <text:p text:style-name="P22">Christopher Bero</text:p>
      <text:p text:style-name="P14">Team 4A</text:p>
      <text:p text:style-name="P14">CPE453 – <text:span text:style-name="T23">Spring</text:span> 2015</text:p>
      <text:p text:style-name="P23">REQUESTS</text:p>
      <text:p text:style-name="P19">aka <text:span text:style-name="T5">OMG WHAT DO?</text:span></text:p>
      <text:p text:style-name="P4"/>
      <text:p text:style-name="P5">Requests are methods of interacting with Loconet via SQL tables. Each type of request is designed to make your life as a team in CPE453 easier. To that effect, if you wish for additional features, don't hesitate to ask <text:span text:style-name="T17">(of course, whether the feature is feasible will have to be determined)</text:span>.</text:p>
      <text:p text:style-name="P5"/>
      <text:p text:style-name="P12">Keep in mind that slots a<text:span text:style-name="T19">re a</text:span> software-only construct. Each train has a (non-unique) ID, which can only be controlled via a “slot number” that is associated with the train. <text:span text:style-name="T18">The SQL in train_rec wields slot numbers with reckless abandon and occasionally calls them trains to keep the notion easier (but can be confusing!).</text:span></text:p>
      <text:p text:style-name="P5"/>
      <text:p text:style-name="P5"><text:span text:style-name="T6">Train/</text:span><text:span text:style-name="T7">Slot</text:span><text:span text:style-name="T6"> Requests</text:span>:</text:p>
      <text:p text:style-name="P5"><text:tab/>Set the direction and speed of a train/slot. Slot number is the ID. <text:span text:style-name="T10">Speed is a scalar percent. Direction is a boolean value, with true corresponding with reverse movement.</text:span></text:p>
      <text:p text:style-name="P5"/>
      <text:p text:style-name="P5"><text:span text:style-name="T6">Switch Requests</text:span>:</text:p>
      <text:p text:style-name="P5"><text:tab/>Set the position of a switch. The number physically labeled on the switch is used as the ID.</text:p>
      <text:p text:style-name="P5"/>
      <text:p text:style-name="P5"><text:span text:style-name="T6">Macro Requests</text:span>:</text:p>
      <text:p text:style-name="P5"><text:tab/>Most everything else is a macro. Macros are utilities to make interacting with Loconet easier on a higher level. Check the demo program, train_rec_sql, for macro implementations.</text:p>
      <text:p text:style-name="P24">MACROS</text:p>
      <text:p text:style-name="P20">aka Trains for Normal People</text:p>
      <text:p text:style-name="P3"/>
      <text:p text:style-name="P1"><text:span text:style-name="T15">Macros listed here are to provide an overview, as sql implementation may vary. </text:span><text:span text:style-name="T16">Sample implementation software is available either on the EB Linux Lab computers, or from </text:span><text:a xlink:type="simple" xlink:href="https://github.com/ctag/cpe453/tree/master/train_rec_sql" text:style-name="Internet_20_link" text:visited-style-name="Visited_20_Internet_20_Link"><text:span text:style-name="T16">https://github.com/ctag/cpe453/tree/master/train_rec_sql</text:span></text:a><text:span text:style-name="T16">.</text:span></text:p>
      <text:p text:style-name="P2"/>
      <text:p text:style-name="P2">Example Listing:</text:p>
      <text:p text:style-name="P28">INSTRUCTION, arg1, arg2</text:p>
      <text:p text:style-name="P32">Packet Format <text:span text:style-name="T4">in [byte]s.</text:span></text:p>
      <text:p text:style-name="P32"/>
      <text:p text:style-name="P28"><text:tab/>Description of macro, how to wield it, why it matters. <text:span text:style-name="T4">If no arguments are given, then leave their fields as 'null' in sql.</text:span></text:p>
      <text:p text:style-name="P2"/>
      <text:p text:style-name="P2">Here INSTRUCTION would be a string entered in the “macro” field of the table, with arg1 and arg2 being placed in their respective columns as well.</text:p>
      <text:p text:style-name="P2"/>
      <text:p text:style-name="P29"><text:span text:style-name="T2">SLOT_SCAN</text:span>, <text:span text:style-name="T2">slot#</text:span></text:p>
      <text:p text:style-name="P33">[BB] [SLOT] [00] [CHK]</text:p>
      <text:p text:style-name="P29"/>
      <text:p text:style-name="P29"><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2"/>
      <text:p text:style-name="P30"><text:span text:style-name="T3">SLOT_DISPATCH</text:span>, <text:span text:style-name="T3">slot#</text:span></text:p>
      <text:p text:style-name="P33">[BA] [SLOT] [00] [CHK]</text:p>
      <text:p text:style-name="P30"/>
      <text:p text:style-name="P30"><text:tab/><text:span text:style-name="T3">Supposedly puts the given slot back into “COMMON” mode, but has not worked consistently for me. Use when slot has mode “IN_USE”.</text:span></text:p>
      <text:p text:style-name="P34">If the associated train does not update, then the command failed with a LACK packet. <text:span text:style-name="T11">To be safe, follow with a SLOT_SCAN.</text:span></text:p>
      <text:p text:style-name="P2"/>
      <text:p text:style-name="P30"><text:span text:style-name="T3">SLOT_CLEAR</text:span>, <text:span text:style-name="T3">slot#</text:span></text:p>
      <text:p text:style-name="P33">[B5] [SLOT] [03] [CHK]</text:p>
      <text:p text:style-name="P30"/>
      <text:p text:style-name="P30"><text:tab/><text:span text:style-name="T3">Puts the given slot into “FREE” mode. Use when slot has mode “COMMON” or “IN_USE”. Associated train state does not automatically update, must run SLOT_SCAN after this command to check the train state.</text:span></text:p>
      <text:p text:style-name="P2"/>
      <text:p text:style-name="P30"><text:span text:style-name="T3">SLOT_REQ</text:span>, <text:span text:style-name="T3">train#</text:span></text:p>
      <text:p text:style-name="P33">[BF] [00] [ADR] [CHK]</text:p>
      <text:p text:style-name="P30"/>
      <text:p text:style-name="P30"><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2"><text:soft-page-break/></text:p>
      <text:p text:style-name="P35">TRACK_ON</text:p>
      <text:p text:style-name="P35">[83] [CHK]</text:p>
      <text:p text:style-name="P35"/>
      <text:p text:style-name="P31"><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2"/>
      <text:p text:style-name="P35">TRACK_OFF</text:p>
      <text:p text:style-name="P35">[82] [CHK]</text:p>
      <text:p text:style-name="P31"/>
      <text:p text:style-name="P31"><text:tab/><text:span text:style-name="T4">Turns power to the track off.</text:span></text:p>
      <text:p text:style-name="P2"/>
      <text:p text:style-name="P35">TRACK_RESET</text:p>
      <text:p text:style-name="P35">[82] [CHK] then [83] [CHK]</text:p>
      <text:p text:style-name="P31"/>
      <text:p text:style-name="P31"><text:tab/><text:span text:style-name="T4">Turns power off, waits a few (ten) seconds, turns power back on.</text:span></text:p>
      <text:p text:style-name="P2"/>
      <text:p text:style-name="P39">TRAIN_REQ, <text:span text:style-name="T25">t</text:span>rain#, <text:span text:style-name="T25">s</text:span>peed%</text:p>
      <text:p text:style-name="P38">[<text:span text:style-name="T24">SEVERAL PACKETS]</text:span></text:p>
      <text:p text:style-name="P37"/>
      <text:p text:style-name="P37"><text:tab/><text:span text:style-name="T24">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37"><text:tab/><text:span text:style-name="T24">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2"/>
      <text:p text:style-name="P2"/>
      <text:p text:style-name="P25">Detection Section Addressing</text:p>
      <text:p text:style-name="P20">aka <text:span text:style-name="T5">Wizardry</text:span></text:p>
      <text:p text:style-name="P6"/>
      <text:p text:style-name="P13"><text:span text:style-name="T6">TL;DR</text:span>:</text:p>
      <text:p text:style-name="P8">Likely the most elusive part of this system; luckily what we've gleaned will keep you from having to work with this conversion. <text:span text:style-name="T20">You can totally just skip this page.</text:span></text:p>
      <text:p text:style-name="P8"/>
      <text:p text:style-name="P13"><text:span text:style-name="T6">Introduction</text:span>:</text:p>
      <text:p text:style-name="P8">There are three numbers associated with <text:span text:style-name="T5">a detection section</text:span>. <text:span text:style-name="T22">Raw hex</text:span><text:span text:style-name="T5"> is created by parsing address bits. </text:span><text:span text:style-name="T21">LS numbers</text:span><text:span text:style-name="T5"> are an abstract that appears to be JMRI specific? Lastly are </text:span><text:span text:style-name="T21">BDL-DS numbers</text:span><text:span text:style-name="T5">, where each BDL168 has a number, and each DS on the BDL has a spot 1-16. We get raw hex from Loconet, and want to reach BDL-DS numbers to use in SQL.</text:span></text:p>
      <text:p text:style-name="P8"/>
      <text:p text:style-name="P10"><text:span text:style-name="T6">An example</text:span>: </text:p>
      <text:p text:style-name="P10">Consider the packet [B2 6C 58 79].</text:p>
      <text:p text:style-name="P9"/>
      <text:p text:style-name="P9">Using the Digitrax documentation, we find the associated hex address for the detection section to be [46C] with aux bit of [0]. Awesome, after this point the documentation is utterly useless!</text:p>
      <text:p text:style-name="P9"/>
      <text:p text:style-name="P9">Next, we convert the hex directly into a decimal number: 1132.</text:p>
      <text:p text:style-name="P9"/>
      <text:p text:style-name="P9">Now the aux bit comes into play; if the aux bit is set we add 1 to the decimal number, then multiply by 2. Otherwise (if aux is 0) we multiply by 2, then add 1. Thus we get (1132*2)+1 = 2265.</text:p>
      <text:p text:style-name="P9"/>
      <text:p text:style-name="P9">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9"/>
      <text:p text:style-name="P26">Implementation</text:p>
      <text:p text:style-name="P21">aka <text:span text:style-name="T12">The Finished Puzzle</text:span></text:p>
      <text:p text:style-name="P7"/>
      <text:p text:style-name="P11">This is the easy part! (At least I really, sincerely hope).</text:p>
      <text:p text:style-name="P11"/>
      <text:p text:style-name="P11">You may download train_rec and supporting software from github.com/ctag/cpe453.</text:p>
      <text:p text:style-name="P11"/>
      <text:p text:style-name="P15">OR</text:p>
      <text:p text:style-name="P11"/>
      <text:p text:style-name="P11">As any EB Linux Lab user, run the following commands to use a pre-compiled executable of train_rec or train_rec_sql.</text:p>
      <text:p text:style-name="P11"/>
      <text:p text:style-name="P27">/home/student/csb0019/train_rec</text:p>
      <text:p text:style-name="P11"/>
      <text:p text:style-name="P11">train_rec is the main program here, it does all the magic for the track, and must be connected to one of the USB-buffers. You can run it from one of the Linux computers at the front of the train lab.</text:p>
      <text:p text:style-name="P11"/>
      <text:p text:style-name="P27">/home/student/csb0019/train_rec_sql</text:p>
      <text:p text:style-name="P16"/>
      <text:p text:style-name="P16">train_rec_sql is a sample program which allows you to manually control trains, switches, and view blocks(detection sections). Use it to get the SQL queries which work with train_rec.</text:p>
      <text:p text:style-name="P16"/>
      <text:p text:style-name="P16">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07T12:32:09.952365773</dc:date>
    <meta:editing-duration>PT22H47M42S</meta:editing-duration>
    <meta:editing-cycles>46</meta:editing-cycles>
    <meta:generator>LibreOffice/4.4.1.2$Linux_X86_64 LibreOffice_project/40m0$Build-2</meta:generator>
    <meta:print-date>2015-04-05T21:54:50.145923005</meta:print-date>
    <meta:document-statistic meta:table-count="0" meta:image-count="0" meta:object-count="0" meta:page-count="7" meta:paragraph-count="72" meta:word-count="1183" meta:character-count="6849" meta:non-whitespace-character-count="5723"/>
  </office:meta>
</office:document-meta>
</file>